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ro1" style:family="table-row">
      <style:table-row-properties style:row-height="4.11mm" fo:break-before="auto" style:use-optimal-row-height="true"/>
    </style:style>
    <style:style style:name="ro2" style:family="table-row">
      <style:table-row-properties style:row-height="4.48mm" fo:break-before="auto" style:use-optimal-row-height="true"/>
    </style:style>
    <style:style style:name="ro3" style:family="table-row">
      <style:table-row-properties style:row-height="4.3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37"/>
    <style:style style:name="ce32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/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299999999999" calcext:value-type="float">
            <text:p>-20.43</text:p>
          </table:table-cell>
          <table:table-cell table:formula="of:=SUM([.H$3:.H834])/SUM([.E$3:.E834])" office:value-type="percentage" office:value="-0.00764595808383231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299999999999" calcext:value-type="float">
            <text:p>-20.43</text:p>
          </table:table-cell>
          <table:table-cell table:formula="of:=SUM([.H$3:.H835])/SUM([.E$3:.E835])" office:value-type="percentage" office:value="-0.00764309764309762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299999999999" calcext:value-type="float">
            <text:p>-18.03</text:p>
          </table:table-cell>
          <table:table-cell table:formula="of:=SUM([.H$3:.H836])/SUM([.E$3:.E836])" office:value-type="percentage" office:value="-0.00673012318029113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099999999999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099999999999" calcext:value-type="float">
            <text:p>-25.51</text:p>
          </table:table-cell>
          <table:table-cell table:formula="of:=SUM([.H$3:.H839])/SUM([.E$3:.E839])" office:value-type="percentage" office:value="-0.00946567717996287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099999999999" calcext:value-type="float">
            <text:p>-26.51</text:p>
          </table:table-cell>
          <table:table-cell table:formula="of:=SUM([.H$3:.H840])/SUM([.E$3:.E840])" office:value-type="percentage" office:value="-0.00983308605341244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099999999999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1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399999999999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3" table:number-rows-repeated="10477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33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ce29"/>
        <table:table-column table:style-name="co8" table:default-cell-style-name="ce29"/>
        <table:table-column table:style-name="co9" table:default-cell-style-name="ce33"/>
        <table:table-column table:style-name="co5" table:default-cell-style-name="ce33"/>
        <table:table-column table:style-name="co9" table:default-cell-style-name="ce29"/>
        <table:table-column table:style-name="co5" table:default-cell-style-name="ce29"/>
        <table:table-column table:style-name="co10" table:default-cell-style-name="ce10"/>
        <table:table-column table:style-name="co5" table:number-columns-repeated="1009" table:default-cell-style-name="Excel_20_Built-in_20_Normal"/>
        <table:table-row table:style-name="ro1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no bets</text:p>
          </table:table-cell>
          <table:table-cell table:style-name="ce30" office:value-type="string" calcext:value-type="string">
            <text:p>wager</text:p>
          </table:table-cell>
          <table:table-cell table:style-name="ce30" office:value-type="string" calcext:value-type="string">
            <text:p>wins</text:p>
          </table:table-cell>
          <table:table-cell table:style-name="ce32" office:value-type="string" calcext:value-type="string">
            <text:p>losses</text:p>
          </table:table-cell>
          <table:table-cell table:style-name="ce30" office:value-type="string" calcext:value-type="string">
            <text:p>net</text:p>
          </table:table-cell>
          <table:table-cell table:style-name="ce30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2" office:value-type="string" calcext:value-type="string">
            <text:p>avg bet</text:p>
          </table:table-cell>
          <table:table-cell table:style-name="ce32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0" office:value-type="string" calcext:value-type="string">
            <text:p>multi</text:p>
          </table:table-cell>
          <table:table-cell table:style-name="ce30" table:number-columns-repeated="1009"/>
        </table:table-row>
        <table:table-row table:style-name="ro1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1">
          <table:table-cell table:style-name="ce31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style-name="ce6"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style-name="ce6"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style-name="ce6"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style-name="ce6"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style-name="ce6" table:formula="of:=[.D7]+[.E7]" office:value-type="float" office:value="2.16999999999999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style-name="ce6"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style-name="ce6"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style-name="ce6"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style-name="ce6"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style-name="ce6"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style-name="ce6"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style-name="ce6"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style-name="ce6"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style-name="ce6"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style-name="ce6"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style-name="ce6"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style-name="ce6"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style-name="ce6"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style-name="ce6" table:formula="of:=[.D21]+[.E21]" office:value-type="float" office:value="0.199999999999999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style-name="ce6"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style-name="ce6"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style-name="ce6" table:formula="of:=[.D24]+[.E24]" office:value-type="float" office:value="0.720000000000001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style-name="ce6"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style-name="ce6"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style-name="ce6"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style-name="ce6"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style-name="ce6"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style-name="ce6"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style-name="ce6"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style-name="ce6"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style-name="ce6"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style-name="ce6"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style-name="ce6"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style-name="ce6"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style-name="ce6"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style-name="ce6" table:formula="of:=[.D38]+[.E38]" office:value-type="float" office:value="0.0499999999999989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style-name="ce6"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style-name="ce6"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style-name="ce6"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style-name="ce6"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style-name="ce6"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style-name="ce6"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style-name="ce6"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style-name="ce6"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style-name="ce6"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style-name="ce6"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style-name="ce6"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style-name="ce6"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style-name="ce6"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style-name="ce6"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style-name="ce6"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style-name="ce6"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style-name="ce6"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style-name="ce6"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style-name="ce6"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style-name="ce6"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style-name="ce6"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style-name="ce6"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style-name="ce6"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style-name="ce6"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style-name="ce6"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style-name="ce6"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style-name="ce6"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style-name="ce6"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style-name="ce6"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style-name="ce6"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style-name="ce6"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style-name="ce6"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style-name="ce6"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style-name="ce6"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style-name="ce6"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style-name="ce6"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style-name="ce6"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style-name="ce6"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style-name="ce6"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style-name="ce6"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style-name="ce6"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style-name="ce6"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style-name="ce6"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style-name="ce6"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style-name="ce6"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style-name="ce6"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1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style-name="ce6"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31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style-name="ce6"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aily.O105" table:end-x="3.72mm" table:end-y="2.14mm" draw:z-index="0" draw:name="Chart 1" draw:style-name="gr1" draw:text-style-name="P1" svg:width="220.99mm" svg:height="67.93mm" svg:x="6.39mm" svg:y="3.69mm">
              <loext:p draw:notify-on-update-of-ranges="daily.A3:daily.A87 daily.L2:daily.L2 daily.L3:daily.L8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table:table-column table:style-name="co11" table:default-cell-style-name="ce34"/>
        <table:table-column table:style-name="co12" table:number-columns-repeated="2" table:default-cell-style-name="ce34"/>
        <table:table-column table:style-name="co12" table:default-cell-style-name="ce37"/>
        <table:table-column table:style-name="co13" table:default-cell-style-name="ce37"/>
        <table:table-column table:style-name="co13" table:number-columns-repeated="13" table:default-cell-style-name="ce40"/>
        <table:table-column table:style-name="co13" table:number-columns-repeated="3" table:default-cell-style-name="ce42"/>
        <table:table-column table:style-name="co5" table:number-columns-repeated="2" table:default-cell-style-name="ce47"/>
        <table:table-column table:style-name="co5" table:number-columns-repeated="1001" table:default-cell-style-name="ce10"/>
        <table:table-row table:style-name="ro1"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bets</text:p>
          </table:table-cell>
          <table:table-cell table:style-name="ce30" office:value-type="string" calcext:value-type="string">
            <text:p>wagered</text:p>
          </table:table-cell>
          <table:table-cell table:style-name="ce36" office:value-type="string" calcext:value-type="string">
            <text:p>net</text:p>
          </table:table-cell>
          <table:table-cell table:style-name="ce36" office:value-type="string" calcext:value-type="string">
            <text:p>roi</text:p>
          </table:table-cell>
          <table:table-cell table:style-name="ce39" office:value-type="string" calcext:value-type="string">
            <text:p>2020-10</text:p>
          </table:table-cell>
          <table:table-cell table:style-name="ce39" office:value-type="string" calcext:value-type="string">
            <text:p>2020-09</text:p>
          </table:table-cell>
          <table:table-cell table:style-name="ce39" office:value-type="string" calcext:value-type="string">
            <text:p>2020-08</text:p>
          </table:table-cell>
          <table:table-cell table:style-name="ce39" office:value-type="string" calcext:value-type="string">
            <text:p>2020-07</text:p>
          </table:table-cell>
          <table:table-cell table:style-name="ce39" office:value-type="string" calcext:value-type="string">
            <text:p>2020-06</text:p>
          </table:table-cell>
          <table:table-cell table:style-name="ce39" office:value-type="string" calcext:value-type="string">
            <text:p>2020-05</text:p>
          </table:table-cell>
          <table:table-cell table:style-name="ce39" office:value-type="string" calcext:value-type="string">
            <text:p>2020-04</text:p>
          </table:table-cell>
          <table:table-cell table:style-name="ce39" office:value-type="string" calcext:value-type="string">
            <text:p>2020-03</text:p>
          </table:table-cell>
          <table:table-cell table:style-name="ce39" office:value-type="string" calcext:value-type="string">
            <text:p>2020-02</text:p>
          </table:table-cell>
          <table:table-cell table:style-name="ce39" office:value-type="string" calcext:value-type="string">
            <text:p>2020-01</text:p>
          </table:table-cell>
          <table:table-cell table:style-name="ce39" office:value-type="string" calcext:value-type="string">
            <text:p>2019-12</text:p>
          </table:table-cell>
          <table:table-cell table:style-name="ce39" office:value-type="string" calcext:value-type="string">
            <text:p>2019-11</text:p>
          </table:table-cell>
          <table:table-cell table:style-name="ce39" office:value-type="string" calcext:value-type="string">
            <text:p>2019-10</text:p>
          </table:table-cell>
          <table:table-cell table:style-name="ce41" office:value-type="string" calcext:value-type="string">
            <text:p>2019-09</text:p>
          </table:table-cell>
          <table:table-cell table:style-name="ce41" office:value-type="string" calcext:value-type="string">
            <text:p>2019-08</text:p>
          </table:table-cell>
          <table:table-cell table:style-name="ce41" office:value-type="string" calcext:value-type="string">
            <text:p>2019-07</text:p>
          </table:table-cell>
          <table:table-cell table:style-name="ce44" table:number-columns-repeated="2"/>
          <table:table-cell table:style-name="ce4" table:number-columns-repeated="1001"/>
        </table:table-row>
        <table:table-row table:style-name="ro1">
          <table:table-cell table:style-name="ce30" table:number-columns-repeated="3"/>
          <table:table-cell table:style-name="ce36" table:number-columns-repeated="2"/>
          <table:table-cell table:style-name="ce39" table:formula="of:=SUM([.F3:.F26])" office:value-type="float" office:value="-0.419166666666666" calcext:value-type="float">
            <text:p>0</text:p>
          </table:table-cell>
          <table:table-cell table:style-name="ce39" table:formula="of:=SUM([.G3:.G26])" office:value-type="float" office:value="5.415" calcext:value-type="float">
            <text:p>5</text:p>
          </table:table-cell>
          <table:table-cell table:style-name="ce39" table:formula="of:=SUM([.H3:.H26])" office:value-type="float" office:value="4.27083333333333" calcext:value-type="float">
            <text:p>4</text:p>
          </table:table-cell>
          <table:table-cell table:style-name="ce39" table:formula="of:=SUM([.I3:.I26])" office:value-type="float" office:value="-0.663333333333337" calcext:value-type="float">
            <text:p>-1</text:p>
          </table:table-cell>
          <table:table-cell table:style-name="ce39" table:formula="of:=SUM([.J3:.J26])" office:value-type="float" office:value="-1.63666666666667" calcext:value-type="float">
            <text:p>-2</text:p>
          </table:table-cell>
          <table:table-cell table:style-name="ce39" table:formula="of:=SUM([.K3:.K26])" office:value-type="float" office:value="-1.63666666666667" calcext:value-type="float">
            <text:p>-2</text:p>
          </table:table-cell>
          <table:table-cell table:style-name="ce39" table:formula="of:=SUM([.L3:.L26])" office:value-type="float" office:value="-1.63666666666667" calcext:value-type="float">
            <text:p>-2</text:p>
          </table:table-cell>
          <table:table-cell table:style-name="ce39" table:formula="of:=SUM([.M3:.M26])" office:value-type="float" office:value="-1.63666666666667" calcext:value-type="float">
            <text:p>-2</text:p>
          </table:table-cell>
          <table:table-cell table:style-name="ce39" table:formula="of:=SUM([.N3:.N26])" office:value-type="float" office:value="-1.63666666666667" calcext:value-type="float">
            <text:p>-2</text:p>
          </table:table-cell>
          <table:table-cell table:style-name="ce39" table:formula="of:=SUM([.O3:.O26])" office:value-type="float" office:value="-1.63666666666667" calcext:value-type="float">
            <text:p>-2</text:p>
          </table:table-cell>
          <table:table-cell table:style-name="ce39" table:formula="of:=SUM([.P3:.P26])" office:value-type="float" office:value="-1.63666666666667" calcext:value-type="float">
            <text:p>-2</text:p>
          </table:table-cell>
          <table:table-cell table:style-name="ce39" table:formula="of:=SUM([.Q3:.Q26])" office:value-type="float" office:value="-1.63666666666667" calcext:value-type="float">
            <text:p>-2</text:p>
          </table:table-cell>
          <table:table-cell table:style-name="ce39" table:formula="of:=SUM([.R3:.R26])" office:value-type="float" office:value="-1.2175" calcext:value-type="float">
            <text:p>-1</text:p>
          </table:table-cell>
          <table:table-cell table:style-name="ce41" table:formula="of:=SUM([.S3:.S26])" office:value-type="float" office:value="-7.05166666666667" calcext:value-type="float">
            <text:p>-7</text:p>
          </table:table-cell>
          <table:table-cell table:style-name="ce41" table:formula="of:=SUM([.T3:.T26])" office:value-type="float" office:value="-5.9075" calcext:value-type="float">
            <text:p>-6</text:p>
          </table:table-cell>
          <table:table-cell table:style-name="ce41" table:formula="of:=SUM([.U3:.U26])" office:value-type="float" office:value="-0.973333333333333" calcext:value-type="float">
            <text:p>-1</text:p>
          </table:table-cell>
          <table:table-cell table:style-name="ce45"/>
          <table:table-cell table:style-name="ce44"/>
          <table:table-cell table:number-columns-repeated="1001"/>
        </table:table-row>
        <table:table-row table:style-name="ro1">
          <table:table-cell table:number-columns-repeated="21"/>
          <table:table-cell table:style-name="ce46"/>
          <table:table-cell table:number-columns-repeated="1002"/>
        </table:table-row>
        <table:table-row table:style-name="ro1">
          <table:table-cell table:style-name="ce35" office:value-type="string" calcext:value-type="string">
            <text:p>2019-11</text:p>
          </table:table-cell>
          <table:table-cell table:formula="of:=SUM([$daily.B81:.B88])" office:value-type="float" office:value="35" calcext:value-type="float">
            <text:p>35</text:p>
          </table:table-cell>
          <table:table-cell table:formula="of:=SUM([$daily.C81:.C88])" office:value-type="float" office:value="148" calcext:value-type="float">
            <text:p>148</text:p>
          </table:table-cell>
          <table:table-cell table:formula="of:=SUM([$daily.F81:.F88])" office:value-type="float" office:value="-5.03" calcext:value-type="float">
            <text:p>-5</text:p>
          </table:table-cell>
          <table:table-cell table:style-name="ce38" table:formula="of:=[.D4]/[.C4]" office:value-type="percentage" office:value="-0.0339864864864865" calcext:value-type="percentage">
            <text:p>-3%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formula="of:=[.$D$4]/12" office:value-type="float" office:value="-0.419166666666666" calcext:value-type="float">
            <text:p>0</text:p>
          </table:table-cell>
          <table:table-cell table:number-columns-repeated="4"/>
          <table:table-cell table:style-name="ce46"/>
          <table:table-cell table:number-columns-repeated="1002"/>
        </table:table-row>
        <table:table-row table:style-name="ro1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38" table:formula="of:=[.D5]/[.C5]" office:value-type="percentage" office:value="0.0960356652949245" calcext:value-type="percentage">
            <text:p>10%</text:p>
          </table:table-cell>
          <table:table-cell/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 table:formula="of:=[.$D$5]/12" office:value-type="float" office:value="5.83416666666667" calcext:value-type="float">
            <text:p>6</text:p>
          </table:table-cell>
          <table:table-cell/>
          <table:table-cell table:style-name="ce43"/>
          <table:table-cell table:number-columns-repeated="1004"/>
        </table:table-row>
        <table:table-row table:style-name="ro1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38" table:formula="of:=[.D6]/[.C6]" office:value-type="percentage" office:value="-0.0718848167539267" calcext:value-type="percentage">
            <text:p>-7%</text:p>
          </table:table-cell>
          <table:table-cell table:number-columns-repeated="2"/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formula="of:=[.$D$6]/12" office:value-type="float" office:value="-1.14416666666667" calcext:value-type="float">
            <text:p>-1</text:p>
          </table:table-cell>
          <table:table-cell table:style-name="ce43"/>
          <table:table-cell table:number-columns-repeated="1004"/>
        </table:table-row>
        <table:table-row table:style-name="ro1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38" table:formula="of:=[.D7]/[.C7]" office:value-type="percentage" office:value="-0.073279702970297" calcext:value-type="percentage">
            <text:p>-7%</text:p>
          </table:table-cell>
          <table:table-cell table:number-columns-repeated="3"/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 table:formula="of:=[.$D$7]/12" office:value-type="float" office:value="-4.93416666666667" calcext:value-type="float">
            <text:p>-5</text:p>
          </table:table-cell>
          <table:table-cell/>
          <table:table-cell table:style-name="ce46"/>
          <table:table-cell table:number-columns-repeated="1002"/>
        </table:table-row>
        <table:table-row table:style-name="ro1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38" table:formula="of:=[.D8]/[.C8]" office:value-type="percentage" office:value="-0.0139379474940334" calcext:value-type="percentage">
            <text:p>-1%</text:p>
          </table:table-cell>
          <table:table-cell table:number-columns-repeated="4"/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formula="of:=[.$D$8]/12" office:value-type="float" office:value="-0.973333333333333" calcext:value-type="float">
            <text:p>-1</text:p>
          </table:table-cell>
          <table:table-cell table:style-name="ce46"/>
          <table:table-cell table:number-columns-repeated="100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0/00/0000</text:date>, <text:time style:data-style-name="N2" text:time-value="06:37:01.6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06:49:31.761000000</dc:date>
    <meta:generator>LibreOffice/5.2.6.2$Windows_X86_64 LibreOffice_project/a3100ed2409ebf1c212f5048fbe377c281438fdc</meta:generator>
    <meta:editing-duration>PT8M41S</meta:editing-duration>
    <meta:editing-cycles>2</meta:editing-cycles>
    <meta:document-statistic meta:table-count="3" meta:cell-count="113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794cm" xlink:href=".." xlink:type="simple" chart:class="chart:line" chart:style-name="ch1">
        <chart:title svg:x="10.201cm" svg:y="0.271cm" chart:style-name="ch2">
          <text:p>closing</text:p>
        </chart:title>
        <chart:plot-area chart:style-name="ch3" table:cell-range-address="daily.A3:daily.A87 daily.L2:daily.L87" chart:data-source-has-labels="both" svg:x="0.442cm" svg:y="1.359cm" svg:width="21.216cm" svg:height="5.3cm">
          <chartooo:coordinate-region svg:x="0.991cm" svg:y="1.546cm" svg:width="20.089cm" svg:height="4.493cm"/>
          <chart:axis chart:dimension="x" chart:name="primary-x" chart:style-name="ch4" chartooo:axis-type="auto">
            <chartooo:date-scale/>
            <chart:categories table:cell-range-address="daily.A3:daily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87" chart:label-cell-address="daily.L2:daily.L2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87</svg:desc>
                </draw:g>
              </table:table-cell>
              <table:table-cell office:value-type="float" office:value="230.3">
                <text:p>230.3</text:p>
                <draw:g>
                  <svg:desc>daily.L3:daily.L87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